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1170" officeooo:paragraph-rsid="001c11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</text:p>
      <text:p text:style-name="P1">Los módulos que utilizara para resolver este problema son en primera parte dos: primero el modulo decimal_to_hexa.py, este será la función y en donde se van a realizar los cálculos de conversión. El segundo es el modulo interfaz.py, a través de este se elabora lo que el usuario va a ver en la pantalla al ingresar el número y donde se le devuelve el valor convertido a hexadecimal.</text:p>
      <text:p text:style-name="P1"/>
      <text:p text:style-name="P1">En segunda parte se realizan los tests respectivos a cada uno de los modulos anteriores para corroborar que ambos funcionan correctamente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1:14:46.854774895</meta:creation-date>
    <dc:date>2019-04-23T11:27:27.837530353</dc:date>
    <meta:editing-duration>PT1M</meta:editing-duration>
    <meta:editing-cycles>1</meta:editing-cycles>
    <meta:document-statistic meta:table-count="0" meta:image-count="0" meta:object-count="0" meta:page-count="1" meta:paragraph-count="3" meta:word-count="90" meta:character-count="522" meta:non-whitespace-character-count="435"/>
    <meta:generator>LibreOffice/6.0.7.3$Linux_X86_64 LibreOffice_project/00m0$Build-3</meta:generator>
  </office:meta>
</office:document-meta>
</file>